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famille des Orchidées est d'une très grande richesse et d'une immense complexité.<text:line-break/>Ce site propose une exploration de la famille des Orchidées en suivant les plus récentes classifications moléculaires proposées par des auteurs contemporains (pour la plupart Américains, Brésiliens et Mexicains).</text:p>
      <text:p text:style-name="Standard">La classification est organisée en six niveaux :</text:p>
      <text:p text:style-name="Standard"/>
      <text:list xml:id="list8058409753970549240" text:style-name="L1">
        <text:list-item>
          <text:p text:style-name="P1">la famille</text:p>
        </text:list-item>
        <text:list-item>
          <text:p text:style-name="P1">la sous-famille (il y a cinq sous-familles chez les orchidées)</text:p>
        </text:list-item>
        <text:list-item>
          <text:p text:style-name="P1">la tribu (vingt-quatre)</text:p>
        </text:list-item>
        <text:list-item>
          <text:p text:style-name="P1">la sous-tribu (soixante-trois)</text:p>
        </text:list-item>
        <text:list-item>
          <text:p text:style-name="P1">le genre (environ huit-cent)</text:p>
        </text:list-item>
        <text:list-item>
          <text:p text:style-name="P1">l'espèce (plus de vingt-cinq-mille).</text:p>
        </text:list-item>
      </text:list>
      <text:p text:style-name="Standard"/>
      <text:p text:style-name="Standard">La classification complète est donnée ci-dessous (avec seulement quelques exemples de genres et d'espèces pour chaque sous-tribu), il est possible d'y naviguer en cliquant sur les liens en rapport avec les niveaux choisis. Le retour au niveau de la famille ramène à l'accueil.</text:p>
      <text:p text:style-name="Standard"/>
      <text:p text:style-name="Standard">Le diaporama donne une illustration des tribus et sous-tribus principales, on y navigue latéralement pour les sous-familles, verticalement pour les tribus puis latéralement à nouveau pour les sous-tribus. Un clic sur les noms redirige vers la classification complète et le retour au niveau de la famille donne l'accès à toutes les options d'exploration.</text:p>
      <text:p text:style-name="Standard"/>
      <text:p text:style-name="Standard">Le jeu permet de tester ses connaissances : à quelle sous-famille appartient une tribu ou sous-tribu donnée, à quelle tribu appartient une sous-tribu. Ne vous inquiétez pas si vous avez du mal au début, j'y étais très mauvais quand je l'ai commencé, mais cette pratique m'a fait progresser très vit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pe Cuénoud</meta:initial-creator>
    <meta:creation-date>2024-04-21T10:31:59</meta:creation-date>
    <dc:date>2024-04-28T09:42:25</dc:date>
    <dc:creator>Philippe Cuénoud</dc:creator>
    <meta:editing-duration>PT23H29M37S</meta:editing-duration>
    <meta:editing-cycles>8</meta:editing-cycles>
    <meta:generator>OpenOffice/4.1.12$Unix OpenOffice.org_project/4112m1$Build-9809</meta:generator>
    <meta:document-statistic meta:table-count="0" meta:image-count="0" meta:object-count="0" meta:page-count="1" meta:paragraph-count="11" meta:word-count="228" meta:character-count="1471"/>
  </office:meta>
</office:document-meta>
</file>